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OpenSymbol" svg:font-family="OpenSymbo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users" style:family="table">
      <style:table-properties style:width="17cm" table:align="margins" style:writing-mode="lr-tb"/>
    </style:style>
    <style:style style:name="users.A" style:family="table-column">
      <style:table-column-properties style:column-width="1.625cm" style:rel-column-width="6262*"/>
    </style:style>
    <style:style style:name="users.B" style:family="table-column">
      <style:table-column-properties style:column-width="6.876cm" style:rel-column-width="26505*"/>
    </style:style>
    <style:style style:name="users.C" style:family="table-column">
      <style:table-column-properties style:column-width="5.673cm" style:rel-column-width="21867*"/>
    </style:style>
    <style:style style:name="users.D" style:family="table-column">
      <style:table-column-properties style:column-width="2.828cm" style:rel-column-width="10901*"/>
    </style:style>
    <style:style style:name="us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ers.D1" style:family="table-cell">
      <style:table-cell-properties fo:padding="0.097cm" fo:border="0.002cm solid #000000"/>
    </style:style>
    <style:style style:name="users.A2" style:family="table-cell">
      <style:table-cell-properties fo:padding="0.097cm" fo:border-left="0.002cm solid #000000" fo:border-right="none" fo:border-top="none" fo:border-bottom="0.002cm solid #000000"/>
    </style:style>
    <style:style style:name="user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nanim" style:family="table">
      <style:table-properties style:width="17cm" table:align="margins"/>
    </style:style>
    <style:style style:name="nanim.A" style:family="table-column">
      <style:table-column-properties style:column-width="4.249cm" style:rel-column-width="16383*"/>
    </style:style>
    <style:style style:name="nanim.D" style:family="table-column">
      <style:table-column-properties style:column-width="4.251cm" style:rel-column-width="16386*"/>
    </style:style>
    <style:style style:name="nani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im.D1" style:family="table-cell">
      <style:table-cell-properties fo:padding="0.097cm" fo:border="0.002cm solid #000000"/>
    </style:style>
    <style:style style:name="nanim.A2" style:family="table-cell">
      <style:table-cell-properties fo:padding="0.097cm" fo:border-left="0.002cm solid #000000" fo:border-right="none" fo:border-top="none" fo:border-bottom="0.002cm solid #000000"/>
    </style:style>
    <style:style style:name="nanim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2" style:family="paragraph" style:parent-style-name="Standard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bold" fo:background-color="transparent" style:font-name-asian="Mangal1" style:font-size-asian="11pt" style:font-style-asian="normal" style:font-weight-asian="bold" style:font-name-complex="Mangal1" style:font-size-complex="11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 style:text-autospace="none" style:writing-mode="lr-tb"/>
      <style:text-properties style:font-name="Times New Roman" fo:font-size="11pt" fo:language="en" fo:country="US" style:font-size-asian="11pt" style:font-size-complex="11pt"/>
    </style:style>
    <style:style style:name="P1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margin-left="0.026cm" fo:margin-right="0cm" fo:text-align="justify" style:justify-single-word="false" fo:text-indent="0cm" style:auto-text-indent="false">
        <style:tab-stops>
          <style:tab-stop style:position="0.34cm"/>
        </style:tab-stops>
      </style:paragraph-properties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393cm"/>
        </style:tab-stops>
      </style:paragraph-properties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language-asian="ru" style:country-asian="RU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1pt" fo:language="ru" fo:country="RU" fo:font-style="normal" fo:text-shadow="none" style:text-underline-style="none" fo:font-weight="bold" fo:background-color="transparent" style:font-name-asian="Mangal1" style:font-size-asian="11pt" style:font-style-asian="normal" style:font-weight-asian="bold" style:font-name-complex="Mangal1" style:font-size-complex="11pt" style:font-style-complex="normal" style:font-weight-complex="bold" style:text-emphasize="none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text-properties style:font-name="Times New Roman" fo:font-size="11pt" style:font-size-asian="11pt" style:font-size-complex="11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0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32" style:family="paragraph" style:parent-style-name="Standard"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 style:list-style-name="WWNum1">
      <style:paragraph-properties fo:margin-left="0cm" fo:margin-right="0cm" fo:text-align="justify" style:justify-single-word="false" fo:text-indent="1.258cm" style:auto-text-indent="false">
        <style:tab-stops>
          <style:tab-stop style:position="-0.628cm"/>
          <style:tab-stop style:position="-0.577cm"/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34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</style:tab-stops>
      </style:paragraph-properties>
      <style:text-properties style:font-name="Times New Roman" fo:font-size="11pt" style:font-size-asian="11pt" style:font-size-complex="11pt"/>
    </style:style>
    <style:style style:name="P35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  <style:tab-stop style:position="0.471cm"/>
        </style:tab-stops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Standard" style:list-style-name="WWNum3">
      <style:paragraph-properties fo:margin-left="0cm" fo:margin-right="0cm" fo:text-align="justify" style:justify-single-word="false" fo:text-indent="1.258cm" style:auto-text-indent="false">
        <style:tab-stops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37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8" style:family="paragraph" style:parent-style-name="Standard" style:list-style-name="WWNum3">
      <style:paragraph-properties fo:margin-left="0cm" fo:margin-right="0cm" fo:text-align="justify" style:justify-single-word="false" fo:text-indent="1.258cm" style:auto-text-indent="false">
        <style:tab-stops>
          <style:tab-stop style:position="0.367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9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</style:tab-stops>
      </style:paragraph-properties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list-style-name="WWNum3">
      <style:paragraph-properties fo:margin-left="0cm" fo:margin-right="0cm" fo:text-align="justify" style:justify-single-word="false" fo:text-indent="1.258cm" style:auto-text-indent="false">
        <style:tab-stops>
          <style:tab-stop style:position="0.367cm"/>
          <style:tab-stop style:position="0.445cm"/>
        </style:tab-stops>
      </style:paragraph-properties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WWNum1">
      <style:paragraph-properties fo:margin-left="0.026cm" fo:margin-right="0cm" fo:text-align="justify" style:justify-single-word="false" fo:text-indent="1.231cm" style:auto-text-indent="false">
        <style:tab-stops>
          <style:tab-stop style:position="0.34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2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>
        <style:tab-stops>
          <style:tab-stop style:position="0.288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3" style:family="paragraph" style:parent-style-name="Standard" style:list-style-name="WWNum1">
      <style:paragraph-properties fo:margin-left="0.026cm" fo:margin-right="0cm" fo:text-align="justify" style:justify-single-word="false" fo:text-indent="1.231cm" style:auto-text-indent="false">
        <style:tab-stops>
          <style:tab-stop style:position="0.34cm"/>
        </style:tab-stops>
      </style:paragraph-properties>
      <style:text-properties style:font-name="Times New Roman" fo:font-size="11pt" style:font-size-asian="11pt" style:font-size-complex="11pt"/>
    </style:style>
    <style:style style:name="P44" style:family="paragraph" style:parent-style-name="Standard" style:list-style-name="WWNum1">
      <style:paragraph-properties fo:margin-left="0.026cm" fo:margin-right="0cm" fo:text-align="justify" style:justify-single-word="false" fo:text-indent="1.231cm" style:auto-text-indent="false">
        <style:tab-stops>
          <style:tab-stop style:position="0.471cm"/>
        </style:tab-stops>
      </style:paragraph-properties>
      <style:text-properties style:font-name="Times New Roman" fo:font-size="11pt" style:font-size-asian="11pt" style:font-size-complex="11pt"/>
    </style:style>
    <style:style style:name="P45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>
        <style:tab-stops>
          <style:tab-stop style:position="0.288cm"/>
        </style:tab-stops>
      </style:paragraph-properties>
      <style:text-properties style:font-name="Times New Roman" fo:font-size="11pt" style:font-size-asian="11pt" style:font-size-complex="11pt"/>
    </style:style>
    <style:style style:name="P46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>
        <style:tab-stops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47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 style:text-autospace="none" style:writing-mode="lr-tb">
        <style:tab-stops>
          <style:tab-stop style:position="0.288cm"/>
        </style:tab-stops>
      </style:paragraph-properties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 style:list-style-name="WWNum1">
      <style:paragraph-properties fo:margin-left="0.026cm" fo:margin-right="0cm" fo:text-align="justify" style:justify-single-word="false" fo:text-indent="1.258cm" style:auto-text-indent="false">
        <style:tab-stops>
          <style:tab-stop style:position="0.34cm"/>
          <style:tab-stop style:position="0.367cm"/>
          <style:tab-stop style:position="0.445cm"/>
        </style:tab-stops>
      </style:paragraph-properties>
      <style:text-properties style:font-name="Times New Roman" fo:font-size="11pt" style:font-size-asian="11pt" style:font-size-complex="11pt"/>
    </style:style>
    <style:style style:name="P49" style:family="paragraph" style:parent-style-name="Standard" style:list-style-name="WWNum4">
      <style:paragraph-properties fo:margin-left="0.053cm" fo:margin-right="0cm" fo:text-align="justify" style:justify-single-word="false" fo:text-indent="1.205cm" style:auto-text-indent="false">
        <style:tab-stops>
          <style:tab-stop style:position="0.21cm"/>
          <style:tab-stop style:position="0.236cm"/>
          <style:tab-stop style:position="0.263cm"/>
          <style:tab-stop style:position="0.314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50" style:family="paragraph" style:parent-style-name="Standard" style:list-style-name="WWNum4">
      <style:paragraph-properties fo:margin-left="0.053cm" fo:margin-right="0cm" fo:text-align="justify" style:justify-single-word="false" fo:text-indent="1.205cm" style:auto-text-indent="false">
        <style:tab-stops>
          <style:tab-stop style:position="0.34cm"/>
          <style:tab-stop style:position="1.939cm"/>
          <style:tab-stop style:position="2.096cm"/>
          <style:tab-stop style:position="2.358cm"/>
        </style:tab-stops>
      </style:paragraph-properties>
      <style:text-properties style:font-name="Times New Roman" fo:font-size="11pt" style:font-size-asian="11pt" style:font-size-complex="11pt"/>
    </style:style>
    <style:style style:name="P51" style:family="paragraph" style:parent-style-name="Standard" style:list-style-name="WWNum4">
      <style:paragraph-properties fo:margin-left="0.053cm" fo:margin-right="0cm" fo:text-align="justify" style:justify-single-word="false" fo:text-indent="1.205cm" style:auto-text-indent="false" style:text-autospace="none" style:writing-mode="lr-tb">
        <style:tab-stops>
          <style:tab-stop style:position="0.393cm"/>
          <style:tab-stop style:position="1.284cm"/>
          <style:tab-stop style:position="1.886cm"/>
        </style:tab-stops>
      </style:paragraph-properties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52" style:family="paragraph" style:parent-style-name="WW-_3f__3f__3f__3f__3f__3f__3f_" style:list-style-name="L2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3" style:family="paragraph" style:parent-style-name="WW-_3f__3f__3f__3f__3f__3f__3f_" style:list-style-name="L3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4" style:family="paragraph" style:parent-style-name="WW-_3f__3f__3f__3f__3f__3f__3f_" style:list-style-name="L3">
      <style:paragraph-properties fo:text-align="justify" style:justify-single-word="false" style:text-autospace="none" style:writing-mode="lr-tb"/>
      <style:text-properties style:font-name="Times New Roman" fo:font-size="11pt" fo:language="en" fo:country="US" fo:font-weight="normal" style:font-name-asian="Arial Cyr" style:font-size-asian="11pt" style:font-weight-asian="normal" style:font-name-complex="Times New Roman" style:font-size-complex="11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bold" style:font-name-asian="Mangal" style:font-weight-asian="bold" style:font-name-complex="Mangal" style:font-weight-complex="bold"/>
    </style:style>
    <style:style style:name="T4" style:family="text">
      <style:text-properties fo:font-weight="bold" style:font-name-asian="Tahoma1" style:font-weight-asian="bold" style:font-name-complex="Tahoma1" style:font-weight-complex="bold"/>
    </style:style>
    <style:style style:name="T5" style:family="text">
      <style:text-properties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asian="Times New Roman1" style:font-name-complex="Times New Roman1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16" style:family="text">
      <style:text-properties fo:language="en" fo:country="US" style:font-name-asian="Times New Roman" style:font-name-complex="Times New Roman"/>
    </style:style>
    <style:style style:name="T17" style:family="text">
      <style:text-properties style:font-name-asian="Times New Roman1" style:font-name-complex="Times New Roman1"/>
    </style:style>
    <style:style style:name="T18" style:family="text">
      <style:text-properties style:font-name-asian="Mangal" style:font-name-complex="Mangal"/>
    </style:style>
    <style:style style:name="T19" style:family="text">
      <style:text-properties style:font-name-asian="Tahoma1" style:font-name-complex="Tahoma1"/>
    </style:style>
    <style:style style:name="T20" style:family="text">
      <style:text-properties fo:color="#000000"/>
    </style:style>
    <style:style style:name="T21" style:family="text">
      <style:text-properties fo:color="#000000" style:font-name-asian="Times New Roman" style:font-name-complex="Times New Roman"/>
    </style:style>
    <style:style style:name="T22" style:family="text">
      <style:text-properties fo:color="#000000" style:text-outline="false" style:text-line-through-style="none" fo:language="ru" fo:country="RU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fo:language="ru" fo:country="RU" fo:font-style="normal" fo:text-shadow="none" style:text-underline-style="none" fo:font-weight="normal" style:font-name-asian="Arial Cyr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fo:language="ru" fo:country="RU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25" style:family="text">
      <style:text-properties fo:color="#000000" style:text-outline="false" style:text-line-through-style="none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fo:font-style="normal" fo:text-shadow="none" style:text-underline-style="none" fo:font-weight="bold" fo:background-color="transparent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29" style:family="text">
      <style:text-properties fo:color="#000000" style:font-name-asian="Arial Cyr" style:font-name-complex="Times New Roman"/>
    </style:style>
    <style:style style:name="T30" style:family="text">
      <style:text-properties fo:color="#000000" fo:language="ru" fo:country="RU" style:font-name-asian="Arial Cyr" style:font-name-complex="Times New Roman"/>
    </style:style>
    <style:style style:name="T31" style:family="text">
      <style:text-properties fo:color="#000000" fo:language="ru" fo:country="RU" fo:font-weight="bold" style:font-name-asian="Arial Cyr" style:font-weight-asian="bold" style:font-name-complex="Times New Roman" style:font-weight-complex="bold"/>
    </style:style>
    <style:style style:name="T32" style:family="text">
      <style:text-properties fo:color="#000000" fo:language="en" fo:country="US" style:font-name-asian="Arial Cyr" style:font-name-complex="Times New Roman"/>
    </style:style>
    <style:style style:name="T33" style:family="text">
      <style:text-properties fo:color="#000000" fo:language="en" fo:country="US" fo:font-weight="bold" style:font-name-asian="Arial Cyr" style:font-weight-asian="bold" style:font-name-complex="Times New Roman" style:font-weight-complex="bold"/>
    </style:style>
    <style:style style:name="T34" style:family="text">
      <style:text-properties fo:color="#000000" fo:font-weight="normal" style:font-name-asian="Arial Cyr" style:font-weight-asian="normal" style:font-name-complex="Times New Roman" style:font-weight-complex="normal"/>
    </style:style>
    <style:style style:name="T35" style:family="text">
      <style:text-properties fo:color="#000000" fo:font-weight="bold" style:font-name-asian="Arial Cyr" style:font-weight-asian="bold" style:font-name-complex="Times New Roman" style:font-weight-complex="bold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style:text-underline-style="none"/>
    </style:style>
    <text:list-style style:name="L1">
      <text:list-level-style-number text:level="1" text:style-name="Source_20_Text" style:num-suffix=".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Source_20_Text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 text:start-value="2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Договор $<text:span text:style-name="T12">registration_num</text:span>$</text:p>
      <text:p text:style-name="P21">социального найма жилого помещения</text:p>
      <text:p text:style-name="P2"/>
      <text:p text:style-name="P17"><text:span text:style-name="T6">Иркутская область, город Братск, </text:span><text:span text:style-name="T5">$</text:span><text:span text:style-name="T15">registration_date</text:span><text:span text:style-name="T5">$</text:span></text:p>
      <text:p text:style-name="P16"><text:span text:style-name="T6"><text:s text:c="5"/>$</text:span><text:span text:style-name="T16">committee_name</text:span><text:span text:style-name="T6">$, </text:span><text:span text:style-name="T16">$in_face_of$</text:span>, далее - Наймодатель, с одной стороны, и гражданин (ка)</text:p>
      <text:p text:style-name="P21">$<text:span text:style-name="T12">tenant_snp</text:span>$ $<text:span text:style-name="T12">tenant_date_of_birth</text:span>$ г.р.,</text:p>
      <text:p text:style-name="P16"><text:span text:style-name="T6">далее</text:span><text:span text:style-name="T1"> - </text:span>Наниматель , с другой стороны, <text:span text:style-name="T12">$reason_group$</text:span> <text:span text:style-name="T1">$</text:span><text:span text:style-name="T14">reasons</text:span><text:span text:style-name="T1">$</text:span>, заключили настоящий договор о нижеследующем:</text:p>
      <text:p text:style-name="P2"/>
      <text:p text:style-name="P26"><text:span text:style-name="T21">I. </text:span><text:span text:style-name="T20">Предмет договора </text:span></text:p>
      <text:list xml:id="list5274418360445437803" text:style-name="L1">
        <text:list-item>
          <text:list>
            <text:list-header>
              <text:p text:style-name="P29"><text:span text:style-name="T22">1.1.</text:span><text:span text:style-name="T24"> </text:span><text:span text:style-name="T25">Наймодатель</text:span><text:span text:style-name="T27"> передает </text:span><text:span text:style-name="T25">Нанимателю</text:span><text:span text:style-name="T27"> и членам его семьи за плату в бессрочное</text:span><text:span text:style-name="T22"> </text:span><text:span text:style-name="T27">владение и </text:span><text:span text:style-name="T28">пользование </text:span><text:span text:style-name="T23">муниципальное</text:span><text:span text:style-name="T28"> </text:span><text:span text:style-name="T29">изолированное жилое </text:span><text:span text:style-name="T30">помещение</text:span><text:span text:style-name="T31"> — $</text:span><text:span text:style-name="T33">tenancy_premises_str</text:span><text:span text:style-name="T31">$ </text:span><text:span text:style-name="T29">(далее - жилое помещение)</text:span><text:span text:style-name="T32">.</text:span></text:p>
            </text:list-header>
          </text:list>
        </text:list-item>
      </text:list>
      <text:list xml:id="list1587014838740518468" text:style-name="L2">
        <text:list-item>
          <text:list>
            <text:list-header>
              <text:p text:style-name="P52"><text:span text:style-name="T34">1.2. Характеристика жилого помещения:</text:span><text:span text:style-name="T29"> </text:span><text:span text:style-name="T33">$premise_info$</text:span></text:p>
            </text:list-header>
          </text:list>
        </text:list-item>
      </text:list>
      <text:list xml:id="list2986658896630531067" text:style-name="L3">
        <text:list-item>
          <text:list>
            <text:list-header>
              <text:p text:style-name="P53"><text:span text:style-name="T34">1.3. Месторасположения жилого помещения:</text:span><text:span text:style-name="T29"> </text:span></text:p>
              <text:p text:style-name="P54"><text:span text:style-name="T36">Российская Федерация, Иркутская область, город Братск, </text:span><text:span text:style-name="T26">$rent_address$</text:span></text:p>
            </text:list-header>
          </text:list>
        </text:list-item>
      </text:list>
      <text:p text:style-name="P2">1.4. Совместно с Нанимателем <text:s/>в жилое помещение вселяются следующие члены семьи: 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2">№ п/п</text:p>
          </table:table-cell>
          <table:table-cell table:style-name="users.A1" office:value-type="string">
            <text:p text:style-name="P2">ФИО</text:p>
          </table:table-cell>
          <table:table-cell table:style-name="users.A1" office:value-type="string">
            <text:p text:style-name="P2">Родственные отношения</text:p>
          </table:table-cell>
          <table:table-cell table:style-name="users.D1" office:value-type="string">
            <text:p text:style-name="P2">Дата рождения</text:p>
          </table:table-cell>
        </table:table-row>
        <table:table-row>
          <table:table-cell table:style-name="users.A2" office:value-type="string">
            <text:p text:style-name="P1">$number$</text:p>
          </table:table-cell>
          <table:table-cell table:style-name="users.A2" office:value-type="string">
            <text:p text:style-name="P1">$person_snp$</text:p>
          </table:table-cell>
          <table:table-cell table:style-name="users.A2" office:value-type="string">
            <text:p text:style-name="P31">$person_kinship$</text:p>
          </table:table-cell>
          <table:table-cell table:style-name="users.D2" office:value-type="string">
            <text:p text:style-name="P1">$date_of_birth$</text:p>
          </table:table-cell>
        </table:table-row>
      </table:table>
      <text:p text:style-name="P14"/>
      <text:p text:style-name="P13"><text:span text:style-name="T16">II</text:span><text:span text:style-name="T12"> . Обязанности сторон </text:span></text:p>
      <text:p text:style-name="P8"><text:span text:style-name="T6">2.1. </text:span><text:span text:style-name="T1">Наниматель </text:span><text:s/>обязан:</text:p>
      <text:list xml:id="list8470246810802120664" text:style-name="WWNum1">
        <text:list-item>
          <text:p text:style-name="P33"><text:span text:style-name="T17">принять </text:span><text:span text:style-name="T17">от </text:span>Наймодателя по акту в срок, не превышающий 10 дней со дня подписания настоящего <text:s text:c="4"/>договора, пригодное для проживания жилое помещение, в котором проведен текущий ремонт, за <text:s text:c="2"/>исключением случаев, когда жилое помещение предоставляется во вновь введенном в эксплуатацию жилищном фонде (акт должен содержать только дату составления акта, реквизиты и стороны договора социального найма, по которому передается жилое помещение, сведения об исправности жилого помещения, а также санитарно-технического и иного оборудования, находящегося в нем на момент подписания акта, дату проведения текущего ремонта, сведения о пригодности жилого помещения для проживания, подписи сторон, составивших акт). Настоящий пункт распространяется только на впервые заключаемые договоры;</text:p>
        </text:list-item>
        <text:list-item>
          <text:p text:style-name="P41">соблюдать правила пользования жилыми помещениями;</text:p>
        </text:list-item>
        <text:list-item>
          <text:p text:style-name="P43"><text:span text:style-name="T13"> </text:span><text:span text:style-name="T17">использовать</text:span><text:span text:style-name="T17"> вышеуказанное жилое помещение по назначению - для проживания;</text:span></text:p>
        </text:list-item>
        <text:list-item>
          <text:p text:style-name="P43"><text:span text:style-name="T17">поддерживать</text:span><text:span text:style-name="T17"> в исправном состоянии жилое помещение, санитарно-техническое и иное оборудование, находящееся в нем, обеспечивать их сохранность. При обнаружении неисправностей жилого помещения или санитарно-технического и иного оборудования, находящегося в нем, немедленно принимать возможные меры к их устранению и в случае необходимости сообщать о них </text:span><text:span text:style-name="T2">Наймодателю</text:span><text:span text:style-name="T17"> или в соответствующую управляющую организацию;</text:span></text:p>
        </text:list-item>
        <text:list-item>
          <text:p text:style-name="P43"><text:span text:style-name="T17">содержать</text:span> в чистоте и порядке жилое помещение, общее имущество в многоквартирном доме, объекты благоустройства;</text:p>
        </text:list-item>
        <text:list-item>
          <text:p text:style-name="P43"><text:span text:style-name="T17">производить</text:span> текущий ремонт занимаемого жилого помещения.</text:p>
        </text:list-item>
      </text:list>
      <text:p text:style-name="P22"><text:span text:style-name="T17">К текущему ремонту занимаемого жилого помещения, выполняемому </text:span><text:span text:style-name="T3">Нанимателем</text:span><text:span text:style-name="T18"> за свой <text:s/>счет, относятся следующие работы: побелка, окраска и оклейка стен, потолков, окраска полов, дверей, подоконников, оконных переплетов с внутренней стороны, радиаторов, а также замена оконных и дверных приборов, ремонт внутриквартирного инженерного оборудования (электропроводки, холодного и горячего водоснабжения, теплоснабжения, газоснабжения).</text:span></text:p>
      <text:p text:style-name="P22"><text:span text:style-name="T17">Если выполнение указанных работ вызвано неисправностью отдельных конструктивных </text:span><text:span text:style-name="T18">элементов общего имущества в многоквартирном доме или оборудования в нем либо связано с производством капитального ремонта дома, то они производятся за счет </text:span><text:span text:style-name="T3">Наймодателя</text:span><text:span text:style-name="T18"> организацией, предложенной им;</text:span></text:p>
      <text:list xml:id="list32456775" text:continue-numbering="true" text:style-name="WWNum1">
        <text:list-item>
          <text:p text:style-name="P44"><text:span text:style-name="T17">не производить переустройство и (или) перепланировку жилого помещения без получения </text:span><text:span text:style-name="T18">соответствующего согласования, предусмотренного жилищным законодательством <text:s/>Российской Федерации;</text:span></text:p>
        </text:list-item>
        <text:list-item>
          <text:p text:style-name="P43"><text:span text:style-name="T17">своевременно и в полном объеме вносить в установленном порядке плату за жилое </text:span><text:span text:style-name="T18">помещение и коммунальные услуги по утвержденным в соответствии с законодательством </text:span><text:soft-page-break/><text:span text:style-name="T18">Российской Федерации ценам и тарифам.</text:span></text:p>
        </text:list-item>
      </text:list>
      <text:p text:style-name="P22"><text:span text:style-name="T17">В случае невнесения в установленный срок платы за жилое помещение и (или) коммунальные </text:span><text:span text:style-name="T19">услуги </text:span><text:span text:style-name="T4">Наниматель </text:span><text:span text:style-name="T19">уплачивает </text:span><text:span text:style-name="T4">Наймодателю</text:span><text:span text:style-name="T19"> пени в размере, установленном Жилищным кодексом Российской Федерации, что не освобождает </text:span><text:span text:style-name="T4">Нанимателя </text:span><text:span text:style-name="T19">от уплаты причитающихся платежей;</text:span></text:p>
      <text:list xml:id="list32452265" text:continue-numbering="true" text:style-name="WWNum1">
        <text:list-item>
          <text:p text:style-name="P43"><text:span text:style-name="T17">переселиться с членами своей семьи в порядке, установленном Жилищным кодексом </text:span><text:span text:style-name="T19">Российской Федерации, на время проведения капитального ремонта или реконструкции дома, в котором он проживает (когда ремонт или реконструкция не могут быть произведены без выселения </text:span><text:span text:style-name="T4">Нанимателя</text:span><text:span text:style-name="T19">), в предоставляемое </text:span><text:span text:style-name="T4">Наймодателем</text:span><text:span text:style-name="T19"> жилое помещение, отвечающее санитарным и техническим требованиям;</text:span></text:p>
        </text:list-item>
        <text:list-item>
          <text:p text:style-name="P43"><text:span text:style-name="T17">при расторжении настоящего договора освободить в установленные сроки и сдать по акту </text:span><text:span text:style-name="T3">Наймодателю</text:span><text:span text:style-name="T18"> в исправном состоянии жилое помещение, санитарно-техническое и иное оборудование, находящееся в нем, оплатить стоимость не произведенного </text:span><text:span text:style-name="T3">Нанимателем</text:span><text:span text:style-name="T18"> <text:s/>и <text:s/>входящего в его обязанности ремонта жилого помещения, санитарно-технического и иного <text:s/>оборудования, находящегося в нем, или произвести его за свой счет, а также погасить <text:s/>задолженность по оплате за жилое помещение и коммунальные услуги;</text:span></text:p>
        </text:list-item>
        <text:list-item>
          <text:p text:style-name="P43"><text:span text:style-name="T17">допускать в заранее согласованное сторонами настоящего договора время в занимаемое </text:span><text:span text:style-name="T18">жилое помещение работников </text:span><text:span text:style-name="T3">Наймодателя</text:span><text:span text:style-name="T18"> или уполномоченных им лиц, представителей органов государственного надзора и контроля для осмотра технического и санитарного 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span></text:p>
        </text:list-item>
        <text:list-item>
          <text:p text:style-name="P48"><text:span text:style-name="T17">информировать </text:span><text:span text:style-name="T3">Наймодателя</text:span><text:span text:style-name="T18"> об изменении оснований и условий, дающих право пользования жилым помещением по договору социального найма, не позднее 10 рабочих дней со дня такого изменения;</text:span></text:p>
        </text:list-item>
        <text:list-item>
          <text:p text:style-name="P41">нести иные обязанности, предусмотренные Жилищным кодексом Российской Федерации и федеральными законами.</text:p>
        </text:list-item>
      </text:list>
      <text:p text:style-name="P12"><text:span text:style-name="T12">2.2. </text:span><text:span text:style-name="T14">Наймодатель </text:span><text:span text:style-name="T12">обязан:</text:span></text:p>
      <text:list xml:id="list6011480388417961038" text:style-name="WWNum2">
        <text:list-item>
          <text:p text:style-name="P34"><text:span text:style-name="T17">передать </text:span>Нанимателю<text:span text:style-name="T17"> по акту в течение 10 дней со дня подписания настоящего договора свободное от прав иных лиц и пригодное для проживания жилое помещение в состоянии, отвечающем требованиям пожарной безопасности, санитарно-гигиеническим, экологическим и иным требованиям. Настоящий пункт распространяется только на впервые заключаемые договоры;</text:span></text:p>
        </text:list-item>
        <text:list-item>
          <text:p text:style-name="P37">принимать участие в надлежащем содержании и в ремонте общего имущества в многоквартирном доме, в котором находится сданное по договору социального найма жилое помещение;</text:p>
        </text:list-item>
        <text:list-item>
          <text:p text:style-name="P37">осуществлять капитальный ремонт жилого помещения.</text:p>
        </text:list-item>
      </text:list>
      <text:p text:style-name="P23"><text:span text:style-name="T17">При неисполнении или ненадлежащем исполнении </text:span><text:span text:style-name="T3">Наймодателем</text:span><text:span text:style-name="T18"> обязанностей по своевременному проведению капитального ремонта сданного внаем жилого помещения, общего имущества в многоквартирном доме, санитарно-технического и иного оборудования, находящегося в жилом помещении, </text:span><text:span text:style-name="T3">Наниматель</text:span><text:span text:style-name="T18"> по своему выбору вправе потребовать уменьшения платы за жилое помещение, либо возмещения своих расходов на устранение недостатков жилого помещения и (или) общего имущества в многоквартирном доме, либо возмещения убытков, причиненных ненадлежащим исполнением или неисполнением указанных обязанностей </text:span><text:span text:style-name="T3">Наймодателем</text:span><text:span text:style-name="T18">;</text:span></text:p>
      <text:list xml:id="list32436838" text:continue-numbering="true" text:style-name="WWNum2">
        <text:list-item>
          <text:p text:style-name="P34"><text:span text:style-name="T17">предоставить </text:span><text:span text:style-name="T2">Нанимателю</text:span><text:span text:style-name="T17"> и членам его семьи в порядке, предусмотренном Жилищным кодексом Российской Федерации, на время проведения капитального ремонта или реконструкции дома (когда ремонт или реконструкция не могут быть произведены без выселения </text:span><text:span text:style-name="T2">Нанимателя</text:span><text:span text:style-name="T17">) жилое помещение маневренного фонда, отвечающее санитарным и техническим требованиям.</text:span></text:p>
        </text:list-item>
      </text:list>
      <text:p text:style-name="P23"><text:span text:style-name="T17">Переселение Нанимателя и членов его семьи в жилое помещение маневренного фонда и обратно (по окончании капитального ремонта или реконструкции) осуществляется за счет средств </text:span><text:span text:style-name="T2">Наймодателя</text:span><text:span text:style-name="T17">;</text:span></text:p>
      <text:list xml:id="list32449020" text:continue-numbering="true" text:style-name="WWNum2">
        <text:list-item>
          <text:p text:style-name="P34"><text:span text:style-name="T17">информировать </text:span><text:span text:style-name="T2">Нанимателя</text:span><text:span text:style-name="T17"> о проведении капитального ремонта или реконструкции дома не </text:span><text:span text:style-name="T17">позднее чем за 30 дней до начала работ;</text:span></text:p>
        </text:list-item>
        <text:list-item>
          <text:p text:style-name="P37">принимать участие в своевременной подготовке дома, санитарно-технического и иного оборудования, находящегося в нем, к эксплуатации в зимних условиях;</text:p>
        </text:list-item>
        <text:list-item>
          <text:p text:style-name="P35"><text:span text:style-name="T17">обеспечивать предоставление </text:span><text:span text:style-name="T2">Нанимателю</text:span><text:span text:style-name="T17"> предусмотренных в настоящем договоре коммунальных услуг надлежащего качества;</text:span></text:p>
        </text:list-item>
        <text:list-item>
          <text:p text:style-name="P37">контролировать качество предоставляемых жилищно-коммунальных услуг;</text:p>
        </text:list-item>
        <text:list-item>
          <text:p text:style-name="P34"><text:span text:style-name="T17">в течение 3 рабочих дней со дня изменения цен на содержание, ремонт жилья, наем жилых помещений, тарифов на коммунальные услуги, нормативов потребления, порядка расчетов за </text:span><text:soft-page-break/><text:span text:style-name="T17">предоставленные жилищно-коммунальные услуги информировать об этом </text:span><text:span text:style-name="T2">Нанимателя</text:span><text:span text:style-name="T17">;</text:span></text:p>
        </text:list-item>
        <text:list-item>
          <text:p text:style-name="P37">производить или поручать уполномоченному лицу проведение перерасчета платы за жилое помещение и коммунальные услуги в случае оказания услуг и выполнения работ ненадлежащего качества и (или) с перерывами, превышающими установленную продолжительность;</text:p>
        </text:list-item>
        <text:list-item>
          <text:p text:style-name="P34"><text:span text:style-name="T17">принять в установленные сроки жилое помещение у </text:span><text:span text:style-name="T2">Нанимателя</text:span><text:span text:style-name="T17"> по акту сдачи жилого помещения после расторжения настоящего договора; </text:span></text:p>
        </text:list-item>
        <text:list-item>
          <text:p text:style-name="P39">нести иные обязанности, предусмотренные законодательством Российской Федерации. </text:p>
        </text:list-item>
      </text:list>
      <text:p text:style-name="P15"/>
      <text:p text:style-name="P5"><text:span text:style-name="T6">III</text:span> . Права сторон </text:p>
      <text:p text:style-name="P7"><text:span text:style-name="T9">3.1. </text:span>Наниматель<text:span text:style-name="T9"> вправе:</text:span></text:p>
      <text:list xml:id="list6240543041714848452" text:style-name="WWNum3">
        <text:list-item>
          <text:p text:style-name="P38">пользоваться общим имуществом многоквартирного дома;</text:p>
        </text:list-item>
        <text:list-item>
          <text:p text:style-name="P38">вселить в установленном законодательством Российской Федерации порядке в занимаемое жилое помещение иных лиц, разрешать проживание в жилом помещении временных жильцов, сдавать жилое помещение в поднаем, осуществлять обмен или замену занимаемого жилого помещения.</text:p>
        </text:list-item>
      </text:list>
      <text:p text:style-name="P24"><text:span text:style-name="T17">На вселение к родителям их детей, не достигших совершеннолетия, согласия остальных членов семьи и </text:span><text:span text:style-name="T2">Наймодателя</text:span><text:span text:style-name="T17"> не требуется;</text:span></text:p>
      <text:list xml:id="list32435349" text:continue-numbering="true" text:style-name="WWNum3">
        <text:list-item>
          <text:p text:style-name="P38">сохранить права на жилое помещение при временном отсутствии его и членов его семьи;</text:p>
        </text:list-item>
        <text:list-item>
          <text:p text:style-name="P36"><text:span text:style-name="T17">требовать от </text:span><text:span text:style-name="T2">Наймодателя</text:span><text:span text:style-name="T17"> своевременного проведения капитального ремонта жилого помещения, надлежащего участия в содержании общего имущества в многоквартирном доме, а также предоставления предусмотренных настоящим договором коммунальных услуг надлежащего качества;</text:span></text:p>
        </text:list-item>
        <text:list-item>
          <text:p text:style-name="P36"><text:span text:style-name="T17">требовать с письменного согласия проживающих совместно с</text:span><text:span text:style-name="T2"> Нанимателем</text:span><text:span text:style-name="T17"> членов семьи в случаях, установленных законодательством Российской Федерации, изменения настоящего договора;</text:span></text:p>
        </text:list-item>
        <text:list-item>
          <text:p text:style-name="P36"><text:span text:style-name="T17">расторгнуть в любое время настоящий договор с письменного согласия проживающих совместно с </text:span><text:span text:style-name="T2">Нанимателем</text:span><text:span text:style-name="T17"> членов семьи;</text:span></text:p>
        </text:list-item>
        <text:list-item>
          <text:p text:style-name="P40">осуществлять другие права по пользованию жилым помещением, предусмотренные Жилищным кодексом Российской Федерации и федеральными законами.</text:p>
        </text:list-item>
      </text:list>
      <text:p text:style-name="P12">3.2. Члены семьи <text:span text:style-name="T14">Нанимателя</text:span>, проживающие совместно с ним, имеют равные с <text:span text:style-name="T14">Нанимателем</text:span> права <text:s text:c="2"/>и обязанности, вытекающие из настоящего договора. Дееспособные члены семьи несут солидарную с <text:span text:style-name="T14">Нанимателем</text:span> ответственность по обязательствам, вытекающим из настоящего договора.</text:p>
      <text:p text:style-name="P20"><text:span text:style-name="T9">3.3. </text:span>Наймодатель<text:span text:style-name="T9"> вправе:</text:span></text:p>
      <text:list xml:id="list4839431756905631143" text:style-name="WWNum4">
        <text:list-item>
          <text:p text:style-name="P49">требовать своевременного внесения платы за жилое помещение и коммунальные услуги;</text:p>
        </text:list-item>
        <text:list-item>
          <text:p text:style-name="P50"><text:span text:style-name="T17">требовать <text:s/>допуска <text:s/>в <text:s/>жилое <text:s/>помещение <text:s/>в <text:s/>заранее <text:s/>согласованное <text:s text:c="2"/>сторонами <text:s/>настоящего договора <text:s text:c="2"/>время <text:s text:c="2"/>своих <text:s text:c="2"/>работников <text:s text:c="2"/>или <text:s text:c="2"/>уполномоченных <text:s text:c="3"/>лиц <text:s text:c="2"/>для <text:s text:c="2"/>осмотра <text:s text:c="2"/>технического <text:s text:c="3"/>и санитарного </text:span><text:span text:style-name="T18">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span></text:p>
        </text:list-item>
        <text:list-item>
          <text:p text:style-name="P51"><text:span text:style-name="T10">запретить вселение <text:s/>в занимаемое </text:span><text:span text:style-name="T17">Нанимателем</text:span><text:span text:style-name="T10"> жилое помещение граждан <text:s/>в <text:s/>качестве проживающих <text:s/>совместно <text:s text:c="2"/>с <text:s text:c="2"/>ним <text:s/>членов <text:s text:c="2"/>семьи <text:s text:c="2"/>в <text:s text:c="2"/>случае, <text:s/>если <text:s/>после <text:s/>такого <text:s/>вселения <text:s/>общая площадь соответствующего жилого помещения на 1 члена семьи станет меньше учетной нормы (12 метров квадратных Решение Братской Городской Думы № 57/Г-Д от 23.05.2005г.).</text:span></text:p>
        </text:list-item>
      </text:list>
      <text:p text:style-name="P15"/>
      <text:p text:style-name="P5"><text:span text:style-name="T6">I</text:span> V. Порядок изменения, расторжения и прекращения договора</text:p>
      <text:p text:style-name="P10">4.1. Настоящий договор может быть изменен или расторгнут по соглашению сторон в установленном законодательством Российской Федерации порядке в любое время.</text:p>
      <text:p text:style-name="P20"><text:span text:style-name="T9">4.2. При выезде </text:span>Нанимателя<text:span text:style-name="T9"> и членов его семьи в другое место жительства настоящий договор </text:span><text:span text:style-name="T9">считается расторгнутым со дня выезда.</text:span></text:p>
      <text:p text:style-name="P20"><text:span text:style-name="T9">4.3. По требованию </text:span>Наймодателя<text:span text:style-name="T9"> настоящий договор может быть расторгнут в судебном порядке в следующих случаях:</text:span></text:p>
      <text:list xml:id="list7297490962413986603" text:style-name="WWNum5">
        <text:list-item>
          <text:p text:style-name="P45"><text:span text:style-name="T17">использование </text:span>Нанимателем<text:span text:style-name="T17"> жилого помещения не по назначению;</text:span></text:p>
        </text:list-item>
        <text:list-item>
          <text:p text:style-name="P46"><text:span text:style-name="T17">разрушение или повреждение жилого помещения </text:span><text:span text:style-name="T2">Нанимателем</text:span><text:span text:style-name="T17"> или другими гражданами, за действия которых он отвечает;</text:span></text:p>
        </text:list-item>
        <text:list-item>
          <text:p text:style-name="P42">систематическое нарушение прав и законных интересов соседей, которое делает невозможным совместное проживание в одном жилом помещении;</text:p>
        </text:list-item>
        <text:list-item>
          <text:p text:style-name="P47"><text:span text:style-name="T17">невнесение </text:span><text:span text:style-name="T2">Нанимателем</text:span><text:span text:style-name="T17"> платы за жилое помещение и (или) коммунальные услуги в течение более 6 месяцев.</text:span></text:p>
        </text:list-item>
      </text:list>
      <text:p text:style-name="P18"><text:soft-page-break/>13. Настоящий договор может быть расторгнут в судебном порядке в иных случаях, предусмотренных Жилищным кодексом Российской Федерации.</text:p>
      <text:p text:style-name="P1"/>
      <text:p text:style-name="P5"><text:span text:style-name="T6">V. Прочие условия</text:span> <text:s/></text:p>
      <text:p text:style-name="P10">5.1. Споры, которые могут возникнуть между сторонами по настоящему договору, разрешаются в порядке, предусмотренном законодательством Российской Федерации.</text:p>
      <text:p text:style-name="P18">5.2. Настоящий договор составлен в 2-х экземплярах, один из которых находится у <text:span text:style-name="T1">Наймодателя</text:span>, другой - у <text:span text:style-name="T1">Нанимателя.</text:span></text:p>
      <text:p text:style-name="P18">5.3. Договор распространяется на отношения возникшие с момента заключения.</text:p>
      <text:p text:style-name="P19"><text:s text:c="2"/></text:p>
      <text:p text:style-name="P5"><text:span text:style-name="T6">VI. </text:span><text:s/>Юридические адреса и подписи сторон</text:p>
      <text:p text:style-name="P6">Наймодатель:</text:p>
      <text:p text:style-name="P10">$committee_name$, 665708, город Братск, жилой район Центральный, проспект Ленина 37</text:p>
      <text:p text:style-name="P1"/>
      <text:p text:style-name="P1"/>
      <text:p text:style-name="P1"/>
      <text:p text:style-name="P2">_____________________________ <text:span text:style-name="T7">$</text:span><text:span text:style-name="T8">chairman_snp</text:span><text:span text:style-name="T7">$</text:span></text:p>
      <text:p text:style-name="P9"><text:s text:c="12"/>(подпись, м.п.)</text:p>
      <text:p text:style-name="P1"/>
      <text:p text:style-name="P1"/>
      <text:p text:style-name="P6">Наниматель:</text:p>
      <table:table table:name="nanim" table:style-name="nanim">
        <table:table-column table:style-name="nanim.A" table:number-columns-repeated="3"/>
        <table:table-column table:style-name="nanim.D"/>
        <table:table-row>
          <table:table-cell table:style-name="nanim.A1" office:value-type="string">
            <text:p text:style-name="P2">ФИО</text:p>
          </table:table-cell>
          <table:table-cell table:style-name="nanim.A1" office:value-type="string">
            <text:p text:style-name="P2">Паспортные данные</text:p>
          </table:table-cell>
          <table:table-cell table:style-name="nanim.A1" office:value-type="string">
            <text:p text:style-name="P2">Адрес</text:p>
          </table:table-cell>
          <table:table-cell table:style-name="nanim.D1" office:value-type="string">
            <text:p text:style-name="P2">Подпись</text:p>
          </table:table-cell>
        </table:table-row>
        <table:table-row>
          <table:table-cell table:style-name="nanim.A2" office:value-type="string">
            <text:p text:style-name="P55">$tenant_snp$</text:p>
          </table:table-cell>
          <table:table-cell table:style-name="nanim.A2" office:value-type="string">
            <text:p text:style-name="P55">$tenant_document$</text:p>
          </table:table-cell>
          <table:table-cell table:style-name="nanim.A2" office:value-type="string">
            <text:p text:style-name="P55">$tenant_address$</text:p>
          </table:table-cell>
          <table:table-cell table:style-name="nanim.D2" office:value-type="string">
            <text:p text:style-name="P27"/>
          </table:table-cell>
        </table:table-row>
      </table:table>
      <text:p text:style-name="P1">$guardian$</text:p>
      <text:p text:style-name="P1"/>
      <text:p text:style-name="P11">Согласовано:</text:p>
      <text:p text:style-name="P32">Юридический отдел</text:p>
      <text:p text:style-name="P11">« <text:s text:c="6"/>» _______________ 20___</text:p>
      <text:p text:style-name="P1"/>
      <text:p text:style-name="P1"/>
      <text:p text:style-name="P1"/>
      <text:p text:style-name="P3"><text:span text:style-name="T37">«</text:span>Реквизиты для оплаты за найм:</text:p>
      <text:p text:style-name="P4">Банк получателя:</text:p>
      <text:p text:style-name="P4">ГРКЦ ГУ Банка России по Иркутской области г.Иркутск<text:tab/></text:p>
      <text:p text:style-name="P4">БИК 042520001</text:p>
      <text:p text:style-name="P4">Получатель: УФК по Иркутской области (КУМИ г. Братска)<text:tab/></text:p>
      <text:p text:style-name="P4">Сч.№ 40101810900000010001</text:p>
      <text:p text:style-name="P4">ИНН <text:s text:c="2"/>3803201800 КПП <text:s text:c="2"/>380401001</text:p>
      <text:p text:style-name="P4">КБК 90111109044041000120</text:p>
      <text:p text:style-name="P25">ОКТМО 25714000</text:p>
      <text:p text:style-name="P25">Назначение платежа: Оплата за найм (за месяц, год).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OpenSymbol" svg:font-family="OpenSymbo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Source_20_Text" style:display-name="Source Text" style:family="text">
      <style:text-properties style:font-name="Times New Roman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23:49.53</meta:creation-date>
    <meta:editing-duration>PT2M19S</meta:editing-duration>
    <meta:editing-cycles>2</meta:editing-cycles>
    <meta:generator>OpenOffice.org/3.4.1$Win32 OpenOffice.org_project/341m1$Build-9593</meta:generator>
    <meta:document-statistic meta:table-count="2" meta:image-count="0" meta:object-count="0" meta:page-count="4" meta:paragraph-count="109" meta:word-count="1586" meta:character-count="12750"/>
    <dc:date>2014-10-31T12:28:51.60</dc:date>
  </office:meta>
</office:document-meta>
</file>